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66" draw:textarea-horizontal-align="center" draw:textarea-vertical-align="middle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47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66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gr12" style:family="graphic" style:parent-style-name="standard">
      <style:graphic-properties svg:stroke-width="0.102cm" draw:marker-start="Symmetric_20_Arrow" draw:marker-start-width="0.457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marker-start="Arrow" draw:marker-start-width="0.254cm" draw:marker-end="Arrow" draw:marker-end-width="0.203cm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fo:font-weight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weight="bold"/>
    </style:style>
    <style:style style:name="P8" style:family="paragraph">
      <style:paragraph-properties fo:margin-left="0cm" fo:margin-right="0cm" fo:text-indent="0cm"/>
      <style:text-properties fo:font-size="12pt" fo:font-weight="bold"/>
    </style:style>
    <style:style style:name="P9" style:family="paragraph">
      <style:paragraph-properties fo:margin-left="0cm" fo:margin-right="0cm" fo:text-indent="0cm"/>
      <style:text-properties fo:font-size="18pt" fo:font-weight="bold"/>
    </style:style>
    <style:style style:name="P10" style:family="paragraph">
      <style:paragraph-properties fo:margin-left="0cm" fo:margin-right="0cm" fo:text-indent="0cm"/>
      <style:text-properties fo:font-size="16pt" fo:font-weight="bold"/>
    </style:style>
    <style:style style:name="P11" style:family="paragraph">
      <style:paragraph-properties fo:margin-left="0cm" fo:margin-right="0cm" fo:text-indent="0cm"/>
      <style:text-properties fo:font-size="10pt" fo:font-weight="bold"/>
    </style:style>
    <style:style style:name="T1" style:family="text">
      <style:text-properties fo:font-size="12pt" fo:font-weight="bold"/>
    </style:style>
    <style:style style:name="T2" style:family="text">
      <style:text-properties fo:font-weight="bold"/>
    </style:style>
    <style:style style:name="T3" style:family="text">
      <style:text-properties fo:font-size="18pt" fo:font-weight="bold"/>
    </style:style>
    <style:style style:name="T4" style:family="text">
      <style:text-properties fo:font-size="16pt" fo:font-weight="bold"/>
    </style:style>
    <style:style style:name="T5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1">
          <draw:custom-shape draw:style-name="gr1" draw:text-style-name="P1" draw:layer="layout" svg:width="5.08cm" svg:height="2.794cm" svg:x="1.905cm" svg:y="13.212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54cm" svg:height="1.27cm" svg:x="1.905cm" svg:y="14.282cm">
            <text:p text:style-name="P2"><text:span text:style-name="T1">Execution</text:span></text:p>
            <text:p text:style-name="P2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4.445cm" svg:y="14.282cm">
            <text:p text:style-name="P2"><text:span text:style-name="T1">Class</text:span></text:p>
            <text:p text:style-name="P2"><text:span text:style-name="T1">Loader</text:span></text:p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5.08cm" svg:height="0.635cm" svg:x="1.905cm" svg:y="13.647cm">
            <text:p text:style-name="P2"><text:span text:style-name="T1">Communication Interface</text:span></text:p>
          </draw:rect>
        </draw:g>
        <draw:g draw:id="id2">
          <draw:custom-shape draw:style-name="gr1" draw:text-style-name="P1" draw:layer="layout" svg:width="11.43cm" svg:height="4.445cm" svg:x="2.366cm" svg:y="6.45cm">
            <text:p text:style-name="P6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905cm" svg:height="6.35cm" draw:transform="rotate (1.5707963267946) translate (2.366cm 9.625cm)">
            <text:p text:style-name="P6"/>
            <draw:enhanced-geometry svg:viewBox="0 0 88 21600" draw:mirror-horizontal="false" draw:mirror-vertical="false" draw:glue-points="44 ?f6 44 0 0 10800 44 21600 88 10800" draw:text-areas="0 ?f6 88 ?f3" draw:type="can" draw:modifiers="1966.4471800744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5" draw:layer="layout" svg:width="3.175cm" svg:height="0.997cm" svg:x="4.271cm" svg:y="8.412cm">
            <draw:text-box>
              <text:p text:style-name="P2"><text:span text:style-name="T1">Tasks Queue</text:span></text:p>
            </draw:text-box>
          </draw:frame>
          <draw:rect draw:style-name="gr3" draw:text-style-name="P3" draw:layer="layout" svg:width="11.43cm" svg:height="0.635cm" svg:x="2.366cm" svg:y="7.085cm">
            <text:p text:style-name="P2"><text:span text:style-name="T1">Communication Interface</text:span></text:p>
          </draw:rect>
          <draw:rect draw:style-name="gr3" draw:text-style-name="P3" draw:layer="layout" svg:width="11.43cm" svg:height="0.635cm" svg:x="2.366cm" svg:y="9.625cm">
            <text:p text:style-name="P2"><text:span text:style-name="T1">Communication Interface</text:span></text:p>
          </draw:rect>
          <draw:custom-shape draw:style-name="gr2" draw:text-style-name="P3" draw:layer="layout" svg:width="5.08cm" svg:height="0.635cm" svg:x="8.716cm" svg:y="8.99cm">
            <text:p text:style-name="P2"><text:span text:style-name="T1">Class 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1.27cm" svg:x="8.716cm" svg:y="7.72cm">
            <text:p text:style-name="P2"><text:span text:style-name="T1">Class</text:span></text:p>
            <text:p text:style-name="P2"><text:span text:style-name="T1">Provid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1.27cm" svg:x="11.764cm" svg:y="7.72cm">
            <text:p text:style-name="P2"><text:span text:style-name="T1">Class</text:span></text:p>
            <text:p text:style-name="P2"><text:span text:style-name="T1">Provider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1.143cm" svg:height="1.016cm" svg:x="10.748cm" svg:y="7.847cm">
            <draw:text-box>
              <text:p text:style-name="P6"><text:span text:style-name="T2">...</text:span></text:p>
            </draw:text-box>
          </draw:frame>
        </draw:g>
        <draw:custom-shape draw:style-name="gr7" draw:text-style-name="P1" draw:layer="layout" svg:width="5.08cm" svg:height="2.921cm" svg:x="1.397cm" svg:y="1.651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667cm" svg:height="1.27cm" svg:x="1.397cm" svg:y="2.159cm">
          <text:p text:style-name="P2"><text:span text:style-name="T1">Tasks</text:span></text:p>
          <text:p text:style-name="P2"><text:span text:style-name="T1">Submitt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13cm" svg:height="1.27cm" svg:x="4.064cm" svg:y="2.15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rect draw:style-name="gr9" draw:text-style-name="P5" draw:layer="layout" svg:width="5.08cm" svg:height="0.635cm" svg:x="1.397cm" svg:y="3.429cm">
          <text:p text:style-name="P2"><text:span text:style-name="T1">Communication Interface</text:span></text:p>
        </draw:rect>
        <draw:line draw:style-name="gr10" draw:text-style-name="P1" draw:layer="layout" svg:x1="0.889cm" svg:y1="12.065cm" svg:x2="15.721cm" svg:y2="12.033cm">
          <text:p text:style-name="P6"/>
        </draw:line>
        <draw:line draw:style-name="gr10" draw:text-style-name="P1" draw:layer="layout" svg:x1="0.889cm" svg:y1="5.461cm" svg:x2="16.256cm" svg:y2="5.461cm">
          <text:p text:style-name="P6"/>
        </draw:line>
        <draw:frame draw:style-name="gr11" draw:text-style-name="P8" draw:layer="layout" svg:width="4.191cm" svg:height="0.758cm" svg:x="1.778cm" svg:y="0.889cm">
          <draw:text-box>
            <text:p text:style-name="P6"><text:span text:style-name="T1">Client Application</text:span></text:p>
          </draw:text-box>
        </draw:frame>
        <draw:frame draw:style-name="gr11" draw:text-style-name="P8" draw:layer="layout" svg:width="1.651cm" svg:height="0.758cm" svg:x="3.683cm" svg:y="16.26cm">
          <draw:text-box>
            <text:p text:style-name="P6"><text:span text:style-name="T1">Node</text:span></text:p>
          </draw:text-box>
        </draw:frame>
        <draw:g draw:id="id3">
          <draw:custom-shape draw:style-name="gr1" draw:text-style-name="P1" draw:layer="layout" svg:width="5.08cm" svg:height="2.794cm" svg:x="10.795cm" svg:y="13.208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54cm" svg:height="1.27cm" svg:x="10.795cm" svg:y="14.278cm">
            <text:p text:style-name="P2"><text:span text:style-name="T1">Execution</text:span></text:p>
            <text:p text:style-name="P2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13.335cm" svg:y="14.278cm">
            <text:p text:style-name="P2"><text:span text:style-name="T1">Class</text:span></text:p>
            <text:p text:style-name="P2"><text:span text:style-name="T1">Loader</text:span></text:p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5.08cm" svg:height="0.635cm" svg:x="10.795cm" svg:y="13.643cm">
            <text:p text:style-name="P2"><text:span text:style-name="T1">Communication Interface</text:span></text:p>
          </draw:rect>
        </draw:g>
        <draw:frame draw:style-name="gr11" draw:text-style-name="P8" draw:layer="layout" svg:width="1.651cm" svg:height="0.758cm" svg:x="12.573cm" svg:y="16.256cm">
          <draw:text-box>
            <text:p text:style-name="P6"><text:span text:style-name="T1">Node</text:span></text:p>
          </draw:text-box>
        </draw:frame>
        <draw:connector draw:style-name="gr12" draw:text-style-name="P1" draw:layer="layout" draw:type="line" svg:x1="4.445cm" svg:y1="13.212cm" svg:x2="8.081cm" svg:y2="10.895cm" draw:start-shape="id1" draw:start-glue-point="0" draw:end-shape="id2" draw:end-glue-point="2">
          <text:p text:style-name="P6"/>
        </draw:connector>
        <draw:connector draw:style-name="gr12" draw:text-style-name="P1" draw:layer="layout" draw:type="line" svg:x1="13.335cm" svg:y1="13.208cm" svg:x2="8.081cm" svg:y2="10.895cm" draw:start-shape="id3" draw:start-glue-point="0" draw:end-shape="id2" draw:end-glue-point="2">
          <text:p text:style-name="P6"/>
        </draw:connector>
        <draw:frame draw:style-name="gr11" draw:text-style-name="P9" draw:layer="layout" svg:width="1.651cm" svg:height="0.983cm" svg:x="8.128cm" svg:y="14.228cm">
          <draw:text-box>
            <text:p text:style-name="P2"><text:span text:style-name="T3">. . .</text:span></text:p>
          </draw:text-box>
        </draw:frame>
        <draw:frame draw:style-name="gr11" draw:text-style-name="P9" draw:layer="layout" svg:width="1.651cm" svg:height="0.983cm" svg:x="7.62cm" svg:y="2.573cm">
          <draw:text-box>
            <text:p text:style-name="P2"><text:span text:style-name="T3">. . .</text:span></text:p>
          </draw:text-box>
        </draw:frame>
        <draw:custom-shape draw:style-name="gr7" draw:text-style-name="P1" draw:layer="layout" svg:width="5.08cm" svg:height="2.921cm" svg:x="10.541cm" svg:y="1.651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667cm" svg:height="1.27cm" svg:x="10.541cm" svg:y="2.159cm">
          <text:p text:style-name="P2"><text:span text:style-name="T1">Tasks</text:span></text:p>
          <text:p text:style-name="P2"><text:span text:style-name="T1">Submi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3cm" svg:height="1.27cm" svg:x="13.208cm" svg:y="2.15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rect draw:style-name="gr3" draw:text-style-name="P3" draw:layer="layout" svg:width="5.08cm" svg:height="0.635cm" svg:x="10.541cm" svg:y="3.429cm">
          <text:p text:style-name="P2"><text:span text:style-name="T1">Communication Interface</text:span></text:p>
        </draw:rect>
        <draw:frame draw:style-name="gr11" draw:text-style-name="P8" draw:layer="layout" svg:width="1.778cm" svg:height="1.225cm" svg:x="14.097cm" svg:y="7.239cm">
          <draw:text-box>
            <text:p text:style-name="P6"><text:span text:style-name="T1">JPPF</text:span></text:p>
            <text:p text:style-name="P2"><text:span text:style-name="T1">Driver</text:span></text:p>
          </draw:text-box>
        </draw:frame>
        <draw:connector draw:style-name="gr12" draw:text-style-name="P1" draw:layer="layout" draw:type="line" svg:x1="3.937cm" svg:y1="4.572cm" svg:x2="8.081cm" svg:y2="6.45cm" draw:end-shape="id2" draw:end-glue-point="0">
          <text:p text:style-name="P6"/>
        </draw:connector>
        <draw:connector draw:style-name="gr12" draw:text-style-name="P1" draw:layer="layout" draw:type="line" svg:x1="13.081cm" svg:y1="4.572cm" svg:x2="8.081cm" svg:y2="6.45cm" draw:end-shape="id2" draw:end-glue-point="0">
          <text:p text:style-name="P6"/>
        </draw:connector>
        <draw:frame draw:style-name="gr11" draw:text-style-name="P8" draw:layer="layout" svg:width="4.191cm" svg:height="0.758cm" svg:x="10.922cm" svg:y="0.889cm">
          <draw:text-box>
            <text:p text:style-name="P6"><text:span text:style-name="T1">Client Applica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3" draw:text-style-name="P1" draw:id="id5" draw:layer="layout" svg:width="2.402cm" svg:height="3.049cm" svg:x="2.799cm" svg:y="6.872cm">
          <text:p text:style-name="P6"/>
          <draw:enhanced-geometry svg:viewBox="0 0 88 21600" draw:glue-points="44 ?f6 44 0 0 10800 44 21600 88 10800" draw:text-areas="0 ?f6 88 ?f3" draw:type="can" draw:modifiers="2701.771266127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5" draw:layer="layout" svg:width="4.318cm" svg:height="0.889cm" svg:x="1.841cm" svg:y="3.952cm">
          <text:p text:style-name="P2"><text:span text:style-name="T1">Read request he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4" draw:layer="layout" svg:width="4.318cm" svg:height="1.079cm" svg:x="1.841cm" svg:y="4.841cm">
          <text:p text:style-name="P2"><text:span text:style-name="T1">Decompose into</text:span></text:p>
          <text:p text:style-name="P2"><text:span text:style-name="T1">atomic task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413cm" svg:height="0.635cm" svg:x="2.794cm" svg:y="8.206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6" draw:layer="layout" svg:width="3.937cm" svg:height="0.889cm" svg:x="2.032cm" svg:y="10.944cm">
          <text:p text:style-name="P2"><text:span text:style-name="T1">Queue liste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0.889cm" svg:x="2.032cm" svg:y="11.833cm">
          <text:p text:style-name="P2"><text:span text:style-name="T1">Send for 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7" draw:layer="layout" svg:width="3.937cm" svg:height="0.889cm" svg:x="8.064cm" svg:y="10.944cm">
          <text:p text:style-name="P2"><text:span text:style-name="T1">Notify comple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0.889cm" svg:x="8.064cm" svg:y="11.833cm">
          <text:p text:style-name="P2"><text:span text:style-name="T1">Receive result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1.016cm" svg:x="8.064cm" svg:y="3.952cm">
          <text:p text:style-name="P2"><text:span text:style-name="T1">Send completed</text:span></text:p>
          <text:p text:style-name="P2"><text:span text:style-name="T1">reques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8" draw:layer="layout" svg:width="3.937cm" svg:height="1.016cm" svg:x="8.064cm" svg:y="4.968cm">
          <text:p text:style-name="P2"><text:span text:style-name="T1">Recompose result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4cm" svg:y1="5.92cm" svg:x2="3.999cm" svg:y2="6.872cm" draw:start-shape="id4" draw:start-glue-point="2" draw:end-shape="id5" draw:end-glue-point="5">
          <text:p text:style-name="P6"/>
        </draw:connector>
        <draw:connector draw:style-name="gr16" draw:text-style-name="P1" draw:layer="layout" draw:type="line" svg:x1="3.999cm" svg:y1="9.919cm" svg:x2="4cm" svg:y2="10.944cm" draw:start-shape="id5" draw:start-glue-point="7" draw:end-shape="id6" draw:end-glue-point="0">
          <text:p text:style-name="P6"/>
        </draw:connector>
        <draw:custom-shape draw:style-name="gr1" draw:text-style-name="P1" draw:layer="layout" svg:width="0.508cm" svg:height="1.143cm" svg:x="3.746cm" svg:y="2.73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644cm" svg:x="3.746cm" svg:y="12.722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644cm" svg:x="9.969cm" svg:y="12.722cm">
          <text:p text:style-name="P6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207cm" svg:x="9.715cm" svg:y="2.73cm">
          <text:p text:style-name="P6"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6" draw:text-style-name="P1" draw:layer="layout" draw:type="line" svg:x1="10.032cm" svg:y1="10.944cm" svg:x2="10.032cm" svg:y2="5.984cm" draw:start-shape="id7" draw:start-glue-point="0" draw:end-shape="id8" draw:end-glue-point="2">
          <text:p text:style-name="P6"/>
        </draw:connector>
        <draw:custom-shape draw:style-name="gr15" draw:text-style-name="P5" draw:layer="layout" svg:width="2.413cm" svg:height="0.699cm" svg:x="2.794cm" svg:y="7.507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096cm" svg:height="1.398cm" svg:x="2.158cm" svg:y="14.36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5" draw:id="id9" draw:layer="layout" svg:width="2.159cm" svg:height="1.397cm" svg:x="2.857cm" svg:y="14.366cm">
          <text:p text:style-name="P2"><text:span text:style-name="T1">Decode</text:span></text:p>
        </draw:rect>
        <draw:rect draw:style-name="gr9" draw:text-style-name="P5" draw:id="id10" draw:layer="layout" svg:width="2.159cm" svg:height="1.397cm" svg:x="6.095cm" svg:y="14.366cm">
          <text:p text:style-name="P2"><text:span text:style-name="T1">Execute</text:span></text:p>
        </draw:rect>
        <draw:rect draw:style-name="gr9" draw:text-style-name="P5" draw:id="id11" draw:layer="layout" svg:width="2.159cm" svg:height="1.397cm" svg:x="9.207cm" svg:y="14.366cm">
          <text:p text:style-name="P2"><text:span text:style-name="T1">Send</text:span></text:p>
          <text:p text:style-name="P2"><text:span text:style-name="T1">results</text:span></text:p>
        </draw:rect>
        <draw:connector draw:style-name="gr16" draw:text-style-name="P1" draw:layer="layout" draw:type="line" svg:x1="5.016cm" svg:y1="15.064cm" svg:x2="6.095cm" svg:y2="15.064cm" draw:start-shape="id9" draw:start-glue-point="1" draw:end-shape="id10" draw:end-glue-point="3">
          <text:p text:style-name="P6"/>
        </draw:connector>
        <draw:connector draw:style-name="gr16" draw:text-style-name="P1" draw:layer="layout" draw:type="line" svg:x1="8.254cm" svg:y1="15.064cm" svg:x2="9.207cm" svg:y2="15.064cm" draw:start-shape="id10" draw:start-glue-point="1" draw:end-shape="id11">
          <text:p text:style-name="P6"/>
        </draw:connector>
        <draw:custom-shape draw:style-name="gr1" draw:text-style-name="P3" draw:layer="layout" svg:width="10.096cm" svg:height="2.032cm" svg:x="2.095cm" svg:y="0.69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5" draw:layer="layout" svg:width="2.159cm" svg:height="0.952cm" svg:x="2.92cm" svg:y="1.778cm">
          <text:p text:style-name="P2"><text:span text:style-name="T1">Submit</text:span></text:p>
        </draw:rect>
        <draw:rect draw:style-name="gr9" draw:text-style-name="P5" draw:layer="layout" svg:width="2.159cm" svg:height="0.952cm" svg:x="8.762cm" svg:y="1.778cm">
          <text:p text:style-name="P2"><text:span text:style-name="T1">Return</text:span></text:p>
          <text:p text:style-name="P2"><text:span text:style-name="T1">results</text:span></text:p>
        </draw:rect>
        <draw:custom-shape draw:style-name="gr15" draw:text-style-name="P5" draw:layer="layout" svg:width="2.413cm" svg:height="0.699cm" svg:x="2.794cm" svg:y="8.841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0.571cm" svg:y1="3.365cm" svg:x2="15.938cm" svg:y2="3.365cm">
          <text:p text:style-name="P6"/>
        </draw:line>
        <draw:line draw:style-name="gr10" draw:text-style-name="P1" draw:layer="layout" svg:x1="0.571cm" svg:y1="13.534cm" svg:x2="15.938cm" svg:y2="13.534cm">
          <text:p text:style-name="P6"/>
        </draw:line>
        <draw:frame draw:style-name="gr11" draw:text-style-name="P10" draw:layer="layout" svg:width="2.731cm" svg:height="1.547cm" svg:x="13.017cm" svg:y="7.484cm">
          <draw:text-box>
            <text:p text:style-name="P6"><text:span text:style-name="T4">Server Layer</text:span></text:p>
          </draw:text-box>
        </draw:frame>
        <draw:frame draw:style-name="gr11" draw:text-style-name="P10" draw:layer="layout" svg:width="3.239cm" svg:height="1.547cm" svg:x="12.826cm" svg:y="14.493cm">
          <draw:text-box>
            <text:p text:style-name="P6"><text:span text:style-name="T4">Execution Layer</text:span></text:p>
          </draw:text-box>
        </draw:frame>
        <draw:frame draw:style-name="gr11" draw:text-style-name="P10" draw:layer="layout" svg:width="3.556cm" svg:height="1.547cm" svg:x="12.573cm" svg:y="0.802cm">
          <draw:text-box>
            <text:p text:style-name="P6"><text:span text:style-name="T4">Application Layer</text:span></text:p>
          </draw:text-box>
        </draw:frame>
        <draw:frame draw:style-name="gr11" draw:text-style-name="P8" draw:layer="layout" svg:width="2.985cm" svg:height="0.758cm" svg:x="5.524cm" svg:y="1.778cm">
          <draw:text-box>
            <text:p text:style-name="P6"><text:span text:style-name="T1">JPPF Client</text:span></text:p>
          </draw:text-box>
        </draw:frame>
        <draw:custom-shape draw:style-name="gr15" draw:text-style-name="P5" draw:layer="layout" svg:width="10.084cm" svg:height="0.686cm" svg:x="2.095cm" svg:y="1.079cm"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2.794cm" svg:height="1.063cm" svg:x="5.085cm" svg:y="7.741cm">
          <draw:text-box>
            <text:p text:style-name="P6"><text:span text:style-name="T5">Tasks queue (FIFO)</text:span></text:p>
          </draw:text-box>
        </draw:frame>
        <draw:frame draw:style-name="gr11" draw:text-style-name="P8" draw:layer="layout" svg:width="2.985cm" svg:height="0.758cm" svg:x="5.651cm" svg:y="15.767cm">
          <draw:text-box>
            <text:p text:style-name="P6"><text:span text:style-name="T1">JPPF Node</text:span></text:p>
          </draw:text-box>
        </draw:frame>
      </draw:page>
      <draw:page draw:name="page3" draw:style-name="dp1" draw:master-page-name="Default">
        <draw:custom-shape draw:style-name="gr15" draw:text-style-name="P3" draw:id="id21" draw:layer="layout" svg:width="2.857cm" svg:height="1.715cm" svg:x="4.383cm" svg:y="0.571cm">
          <text:p text:style-name="P2"><text:span text:style-name="T1">Application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6.54cm" svg:height="3.874cm" svg:x="6.478cm" svg:y="6.477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49cm" svg:height="3.302cm" svg:x="1.017cm" svg:y="12.382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9" draw:layer="layout" svg:width="2.222cm" svg:height="1.143cm" svg:x="3.111cm" svg:y="16.319cm">
          <text:p text:style-name="P2"><text:span text:style-name="T1">Bootstrap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5" draw:id="id18" draw:layer="layout" svg:width="6.349cm" svg:height="0.953cm" svg:x="1.017cm" svg:y="14.033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6" draw:layer="layout" svg:width="6.541cm" svg:height="0.953cm" svg:x="6.477cm" svg:y="8.255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27cm" svg:height="2.223cm" svg:x="10.225cm" svg:y="2.92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id="id15" draw:layer="layout" svg:width="4.128cm" svg:height="1.08cm" svg:x="10.224cm" svg:y="3.555cm">
          <text:p text:style-name="P2"><text:span text:style-name="T1">Classloader</text:span></text:p>
          <text:p text:style-name="P2"><text:span text:style-name="T1">delega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27cm" svg:height="2.223cm" svg:x="3.748cm" svg:y="2.92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id="id13" draw:layer="layout" svg:width="4.128cm" svg:height="1.08cm" svg:x="3.747cm" svg:y="3.555cm">
          <text:p text:style-name="P2"><text:span text:style-name="T1">Classloader</text:span></text:p>
          <text:p text:style-name="P2"><text:span text:style-name="T1">deleg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2" draw:layer="layout" svg:width="2.223cm" svg:height="1.206cm" svg:x="6.478cm" svg:y="7.04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4" draw:layer="layout" svg:width="2.223cm" svg:height="1.206cm" svg:x="10.795cm" svg:y="7.04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096cm" svg:height="1.206cm" svg:x="8.7cm" svg:y="7.049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651cm" svg:height="0.983cm" svg:x="8.128cm" svg:y="3.525cm">
          <draw:text-box>
            <text:p text:style-name="P2"><text:span text:style-name="T3">. . .</text:span></text:p>
          </draw:text-box>
        </draw:frame>
        <draw:custom-shape draw:style-name="gr15" draw:text-style-name="P3" draw:id="id22" draw:layer="layout" svg:width="2.731cm" svg:height="1.715cm" svg:x="10.922cm" svg:y="0.317cm">
          <text:p text:style-name="P2"><text:span text:style-name="T1">Application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id="id17" draw:layer="layout" svg:width="2.985cm" svg:height="2.349cm" svg:x="1.841cm" svg:y="7.557cm">
          <text:p text:style-name="P2"><text:span text:style-name="T1">JPPF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7" draw:text-style-name="P1" draw:layer="layout" draw:type="line" svg:x1="7.589cm" svg:y1="7.049cm" svg:x2="5.811cm" svg:y2="4.635cm" draw:start-shape="id12" draw:start-glue-point="0" draw:end-shape="id13" draw:end-glue-point="2">
          <text:p text:style-name="P6"/>
        </draw:connector>
        <draw:connector draw:style-name="gr18" draw:text-style-name="P1" draw:layer="layout" draw:type="line" svg:x1="11.906cm" svg:y1="7.049cm" svg:x2="12.288cm" svg:y2="4.635cm" draw:start-shape="id14" draw:start-glue-point="0" draw:end-shape="id15" draw:end-glue-point="2">
          <text:p text:style-name="P6"/>
        </draw:connector>
        <draw:connector draw:style-name="gr18" draw:text-style-name="P1" draw:layer="layout" draw:type="line" svg:x1="6.477cm" svg:y1="8.731cm" svg:x2="4.826cm" svg:y2="8.731cm" draw:start-shape="id16" draw:start-glue-point="3" draw:end-shape="id17" draw:end-glue-point="7">
          <text:p text:style-name="P6"/>
        </draw:connector>
        <draw:connector draw:style-name="gr18" draw:text-style-name="P1" draw:layer="layout" draw:type="line" svg:x1="4.191cm" svg:y1="14.986cm" svg:x2="4.222cm" svg:y2="16.319cm" draw:start-shape="id18" draw:start-glue-point="2" draw:end-shape="id19">
          <text:p text:style-name="P6"/>
        </draw:connector>
        <draw:connector draw:style-name="gr18" draw:text-style-name="P1" draw:layer="layout" draw:type="line" svg:x1="6.159cm" svg:y1="12.89cm" svg:x2="9.747cm" svg:y2="9.208cm" draw:start-shape="id20" draw:start-glue-point="0" draw:end-shape="id16" draw:end-glue-point="2">
          <text:p text:style-name="P6"/>
        </draw:connector>
        <draw:connector draw:style-name="gr18" draw:text-style-name="P1" draw:layer="layout" draw:type="line" svg:x1="5.811cm" svg:y1="3.555cm" svg:x2="5.81cm" svg:y2="2.286cm" draw:start-shape="id13" draw:start-glue-point="0" draw:end-shape="id21" draw:end-glue-point="6">
          <text:p text:style-name="P6"/>
        </draw:connector>
        <draw:connector draw:style-name="gr18" draw:text-style-name="P1" draw:layer="layout" draw:type="line" svg:x1="12.288cm" svg:y1="3.555cm" svg:x2="12.287cm" svg:y2="2.032cm" draw:start-shape="id15" draw:start-glue-point="0" draw:end-shape="id22" draw:end-glue-point="6">
          <text:p text:style-name="P6"/>
        </draw:connector>
        <draw:custom-shape draw:style-name="gr14" draw:text-style-name="P5" draw:id="id20" draw:layer="layout" svg:width="2.413cm" svg:height="1.143cm" svg:x="4.953cm" svg:y="12.89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3" draw:layer="layout" svg:width="2.413cm" svg:height="1.143cm" svg:x="1.017cm" svg:y="12.89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24cm" svg:height="1.143cm" svg:x="3.429cm" svg:y="12.88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2.223cm" svg:y1="12.89cm" svg:x2="9.747cm" svg:y2="9.208cm" draw:start-shape="id23" draw:start-glue-point="0" draw:end-shape="id16" draw:end-glue-point="2">
          <text:p text:style-name="P6"/>
        </draw:connector>
        <draw:custom-shape draw:style-name="gr1" draw:text-style-name="P3" draw:layer="layout" svg:width="6.35cm" svg:height="3.301cm" svg:x="9.779cm" svg:y="12.636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25" draw:layer="layout" svg:width="2.222cm" svg:height="1.081cm" svg:x="11.811cm" svg:y="16.637cm">
          <text:p text:style-name="P2"><text:span text:style-name="T1">Bootstrap</text:span></text:p>
          <text:p text:style-name="P2"><text:span text:style-name="T1">classe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5" draw:id="id24" draw:layer="layout" svg:width="6.35cm" svg:height="0.953cm" svg:x="9.779cm" svg:y="14.286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2.954cm" svg:y1="15.239cm" svg:x2="12.922cm" svg:y2="16.637cm" draw:start-shape="id24" draw:start-glue-point="2" draw:end-shape="id25">
          <text:p text:style-name="P6"/>
        </draw:connector>
        <draw:custom-shape draw:style-name="gr14" draw:text-style-name="P5" draw:id="id27" draw:layer="layout" svg:width="2.413cm" svg:height="1.143cm" svg:x="13.716cm" svg:y="13.144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6" draw:layer="layout" svg:width="2.413cm" svg:height="1.143cm" svg:x="9.779cm" svg:y="13.143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24cm" svg:height="1.143cm" svg:x="12.192cm" svg:y="13.144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0.985cm" svg:y1="13.143cm" svg:x2="9.747cm" svg:y2="9.208cm" draw:start-shape="id26" draw:start-glue-point="0" draw:end-shape="id16" draw:end-glue-point="2">
          <text:p text:style-name="P6"/>
        </draw:connector>
        <draw:connector draw:style-name="gr18" draw:text-style-name="P1" draw:layer="layout" draw:type="line" svg:x1="14.922cm" svg:y1="13.144cm" svg:x2="9.747cm" svg:y2="9.208cm" draw:start-shape="id27" draw:start-glue-point="0" draw:end-shape="id16" draw:end-glue-point="2">
          <text:p text:style-name="P6"/>
        </draw:connector>
        <draw:frame draw:style-name="gr11" draw:text-style-name="P9" draw:layer="layout" svg:width="1.651cm" svg:height="0.983cm" svg:x="7.747cm" svg:y="13.685cm">
          <draw:text-box>
            <text:p text:style-name="P2"><text:span text:style-name="T3">. . .</text:span></text:p>
          </draw:text-box>
        </draw:frame>
        <draw:line draw:style-name="gr10" draw:text-style-name="P1" draw:layer="layout" svg:x1="0.254cm" svg:y1="5.842cm" svg:x2="18.923cm" svg:y2="5.842cm">
          <text:p text:style-name="P6"/>
        </draw:line>
        <draw:line draw:style-name="gr10" draw:text-style-name="P1" draw:layer="layout" svg:x1="0.381cm" svg:y1="11.239cm" svg:x2="18.606cm" svg:y2="11.239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09T06:33:30</meta:creation-date>
    <dc:date>2006-01-28T07:39:34</dc:date>
    <dc:language>en-US</dc:language>
    <meta:editing-cycles>27</meta:editing-cycles>
    <meta:editing-duration>PT3H18M26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